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15d3cd" officeooo:paragraph-rsid="0015d3cd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5d3cd" officeooo:paragraph-rsid="0015d3cd" style:font-size-asian="11.3500003814697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alamu’alaikum</text:p>
      <text:p text:style-name="P1"/>
      <text:p text:style-name="P2">Nama <text:s/>: Muhammad Ilham Aulia</text:p>
      <text:p text:style-name="P2">Kelas <text:s text:c="2"/>: 21M01</text:p>
      <text:p text:style-name="P2">NIM <text:s text:c="3"/>: 20210103000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2T19:15:06.925000000</dc:date>
    <meta:editing-duration>PT1M11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4" meta:word-count="12" meta:character-count="80" meta:non-whitespace-character-count="66"/>
  </office:meta>
</office:document-meta>
</file>